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  <style:text-properties loext:padding="0cm" loext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rearrange-array-elements-by-sign/" text:style-name="Internet_20_link" text:visited-style-name="Visited_20_Internet_20_Link"><text:span text:style-name="T1">2149. Rearrange Array Elements by Sign</text:span></text:a></text:p>
      <text:p text:style-name="P4">Medium</text:p>
      <text:p text:style-name="P4"/>
      <text:p text:style-name="P5"><text:span text:style-name="T1">You are given a </text:span><text:span text:style-name="Strong_20_Emphasis"><text:span text:style-name="T1">0-indexed</text:span></text:span><text:span text:style-name="T1"> integer array </text:span><text:span text:style-name="Source_20_Text"><text:span text:style-name="T2">nums</text:span></text:span><text:span text:style-name="T1"> of </text:span><text:span text:style-name="Strong_20_Emphasis"><text:span text:style-name="T1">even</text:span></text:span><text:span text:style-name="T1"> length consisting of an </text:span><text:span text:style-name="Strong_20_Emphasis"><text:span text:style-name="T1">equal</text:span></text:span><text:span text:style-name="T1"> number of positive and negative integers.</text:span></text:p>
      <text:p text:style-name="P5"><text:span text:style-name="T1">You should </text:span><text:span text:style-name="Strong_20_Emphasis"><text:span text:style-name="T1">rearrange</text:span></text:span><text:span text:style-name="T1"> the elements of </text:span><text:span text:style-name="Source_20_Text"><text:span text:style-name="T2">nums</text:span></text:span><text:span text:style-name="T1"> such that the modified array follows the given conditions:</text:span></text:p>
      <text:list xml:id="list1283340912" text:style-name="L1">
        <text:list-item>
          <text:p text:style-name="P6"><text:span text:style-name="T1">Every </text:span><text:span text:style-name="Strong_20_Emphasis"><text:span text:style-name="T1">consecutive pair</text:span></text:span><text:span text:style-name="T1"> of integers have </text:span><text:span text:style-name="Strong_20_Emphasis"><text:span text:style-name="T1">opposite signs</text:span></text:span><text:span text:style-name="T1">.</text:span></text:p>
        </text:list-item>
        <text:list-item>
          <text:p text:style-name="P6"><text:span text:style-name="T1">For all integers with the same sign, the </text:span><text:span text:style-name="Strong_20_Emphasis"><text:span text:style-name="T1">order</text:span></text:span><text:span text:style-name="T1"> in which they were present in </text:span><text:span text:style-name="Source_20_Text"><text:span text:style-name="T2">nums</text:span></text:span><text:span text:style-name="T1"> is </text:span><text:span text:style-name="Strong_20_Emphasis"><text:span text:style-name="T1">preserved</text:span></text:span><text:span text:style-name="T1">.</text:span></text:p>
        </text:list-item>
        <text:list-item>
          <text:p text:style-name="P7">The rearranged array begins with a positive integer.</text:p>
        </text:list-item>
      </text:list>
      <text:p text:style-name="P5"><text:span text:style-name="T1">Return </text:span><text:span text:style-name="Emphasis"><text:span text:style-name="T1">the modified array after rearranging the elements to satisfy the aforementioned conditions</text:span></text:span><text:span text:style-name="T1">.</text:span></text:p>
      <text:p text:style-name="P8"> </text:p>
      <text:p text:style-name="P5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nums = [3,1,-2,-5,2,-4]</text:span></text:p>
      <text:p text:style-name="P3"><text:span text:style-name="Strong_20_Emphasis"><text:span text:style-name="T1">Output:</text:span></text:span><text:span text:style-name="T1"> [3,-2,1,-5,2,-4]</text:span></text:p>
      <text:p text:style-name="P3"><text:span text:style-name="Strong_20_Emphasis"><text:span text:style-name="T1">Explanation:</text:span></text:span></text:p>
      <text:p text:style-name="P2">The positive integers in nums are [3,1,2]. The negative integers are [-2,-5,-4].</text:p>
      <text:p text:style-name="P2">The only possible way to rearrange them such that they satisfy all conditions is [3,-2,1,-5,2,-4].</text:p>
      <text:p text:style-name="P1">Other ways such as [1,-2,2,-5,3,-4], [3,1,2,-2,-5,-4], [-2,3,-5,1,-4,2] are incorrect because they do not satisfy one or more conditions. <text:s/></text:p>
      <text:p text:style-name="P5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nums = [-1,1]</text:span></text:p>
      <text:p text:style-name="P3"><text:span text:style-name="Strong_20_Emphasis"><text:span text:style-name="T1">Output:</text:span></text:span><text:span text:style-name="T1"> [1,-1]</text:span></text:p>
      <text:p text:style-name="P3"><text:span text:style-name="Strong_20_Emphasis"><text:span text:style-name="T1">Explanation:</text:span></text:span></text:p>
      <text:p text:style-name="P2">1 is the only positive integer and -1 the only negative integer in nums.</text:p>
      <text:p text:style-name="P1">So nums is rearranged to [1,-1].</text:p>
      <text:p text:style-name="P8"> </text:p>
      <text:p text:style-name="P5"><text:span text:style-name="Strong_20_Emphasis"><text:span text:style-name="T1">Constraints:</text:span></text:span></text:p>
      <text:list xml:id="list3164177534" text:style-name="L2">
        <text:list-item>
          <text:p text:style-name="P9"><text:span text:style-name="Source_20_Text"><text:span text:style-name="T2">2 &lt;= nums.length &lt;= 2 * 10</text:span></text:span><text:span text:style-name="Source_20_Text"><text:span text:style-name="T1">5</text:span></text:span></text:p>
        </text:list-item>
        <text:list-item>
          <text:p text:style-name="P9"><text:span text:style-name="Source_20_Text"><text:span text:style-name="T2">nums.length</text:span></text:span><text:span text:style-name="T1"> is </text:span><text:span text:style-name="Strong_20_Emphasis"><text:span text:style-name="T1">even</text:span></text:span></text:p>
        </text:list-item>
        <text:list-item>
          <text:p text:style-name="P9"><text:span text:style-name="Source_20_Text"><text:span text:style-name="T2">1 &lt;= |nums[i]| &lt;= 10</text:span></text:span><text:span text:style-name="Source_20_Text"><text:span text:style-name="T1">5</text:span></text:span></text:p>
        </text:list-item>
        <text:list-item>
          <text:p text:style-name="P10"><text:span text:style-name="Source_20_Text"><text:span text:style-name="T2">nums</text:span></text:span><text:span text:style-name="T1"> consists of </text:span><text:span text:style-name="Strong_20_Emphasis"><text:span text:style-name="T1">equal</text:span></text:span><text:span text:style-name="T1"> number of positive and negative integer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4T14:45:59.967000000</dc:date>
    <meta:editing-duration>PT10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8" meta:word-count="207" meta:character-count="1276" meta:non-whitespace-character-count="1098"/>
  </office:meta>
</office:document-meta>
</file>